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draw:stroke="none" svg:stroke-color="#000000" draw:fill="none" draw:fill-color="#ffffff" fo:min-height="2.967cm"/>
      <style:paragraph-properties style:writing-mode="lr-tb"/>
    </style:style>
    <style:style style:name="gr2" style:family="graphic" style:parent-style-name="standard">
      <style:graphic-properties svg:stroke-width="0.212cm" svg:stroke-color="#009c9c" draw:marker-start-width="0.518cm" draw:marker-end-width="0.518cm" draw:opacity="0%" draw:textarea-horizontal-align="justify" draw:textarea-vertical-align="middle" draw:auto-grow-height="false" fo:min-height="6.183cm" fo:min-width="11.331cm" fo:padding-top="0.231cm" fo:padding-bottom="0.231cm" fo:padding-left="0.356cm" fo:padding-right="0.356cm"/>
    </style:style>
    <style:style style:name="gr3" style:family="graphic" style:parent-style-name="objectwithoutfill">
      <style:graphic-properties svg:stroke-color="#00ffff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241cm" fo:min-width="0.0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21.554cm"/>
      <style:paragraph-properties style:writing-mode="lr-tb"/>
    </style:style>
    <style:style style:name="gr7" style:family="graphic" style:parent-style-name="standard">
      <style:graphic-properties svg:stroke-width="0.212cm" svg:stroke-color="#009c9c" draw:marker-start-width="0.518cm" draw:marker-end-width="0.518cm" svg:stroke-opacity="100%" draw:fill-color="#00e3e3" draw:opacity="0%" draw:textarea-horizontal-align="justify" draw:textarea-vertical-align="middle" draw:auto-grow-height="false" fo:min-height="6.987cm" fo:min-width="8.42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e3e3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ff0000" draw:fill-color="#ff0000" draw:textarea-horizontal-align="justify" draw:textarea-vertical-align="middle" draw:auto-grow-height="false" fo:min-height="8.06cm" fo:min-width="7.686cm" style:writing-mode="lr-tb"/>
      <style:paragraph-properties style:writing-mode="lr-tb"/>
    </style:style>
    <style:style style:name="gr10" style:family="graphic" style:parent-style-name="standard">
      <style:graphic-properties svg:stroke-width="0.212cm" svg:stroke-color="#009c9c" draw:marker-start-width="0.518cm" draw:marker-end-width="0.518cm" svg:stroke-opacity="100%" draw:fill-color="#00e3e3" draw:opacity="0%" draw:textarea-horizontal-align="justify" draw:textarea-vertical-align="middle" draw:auto-grow-height="false" fo:min-height="6.775cm" fo:min-width="8.213cm" fo:padding-top="0.231cm" fo:padding-bottom="0.231cm" fo:padding-left="0.356cm" fo:padding-right="0.356cm"/>
    </style:style>
    <style:style style:name="gr11" style:family="graphic" style:parent-style-name="objectwithoutfill">
      <style:graphic-properties svg:stroke-color="#00e3e3" draw:fill="none" draw:fill-color="#729fcf" draw:textarea-vertical-align="middle"/>
    </style:style>
    <style:style style:name="gr12" style:family="graphic" style:parent-style-name="standard">
      <style:graphic-properties svg:stroke-width="0.212cm" svg:stroke-color="#009c9c" draw:marker-start-width="0.518cm" draw:marker-end-width="0.518cm" draw:opacity="0%" draw:textarea-horizontal-align="justify" draw:textarea-vertical-align="middle" draw:auto-grow-height="false" fo:min-height="5.971cm" fo:min-width="11.119cm" fo:padding-top="0.231cm" fo:padding-bottom="0.231cm" fo:padding-left="0.356cm" fo:padding-right="0.356cm"/>
    </style:style>
    <style:style style:name="gr13" style:family="graphic" style:parent-style-name="standard">
      <style:graphic-properties svg:stroke-color="#00e3e3" draw:fill-color="#fe007f" draw:textarea-vertical-align="middle" draw:auto-grow-height="false" fo:min-height="11.5cm" fo:min-width="11.25cm" fo:wrap-option="wrap"/>
    </style:style>
    <style:style style:name="gr14" style:family="graphic" style:parent-style-name="standard">
      <style:graphic-properties svg:stroke-color="#00e3e3" draw:fill-color="#00ff00" draw:textarea-vertical-align="middle" draw:auto-grow-height="false" fo:min-height="11.5cm" fo:min-width="11.25cm" fo:wrap-option="wrap"/>
    </style:style>
    <style:style style:name="gr15" style:family="graphic" style:parent-style-name="standard">
      <style:graphic-properties svg:stroke-color="#00e3e3" draw:fill-color="#ffff00" draw:textarea-vertical-align="middle" draw:auto-grow-height="false" fo:min-height="11.5cm" fo:min-width="11.25cm" fo:wrap-option="wrap"/>
    </style:style>
    <style:style style:name="gr16" style:family="graphic" style:parent-style-name="standard">
      <style:graphic-properties svg:stroke-color="#00e3e3" draw:fill-color="#0000ff" draw:textarea-vertical-align="middle" draw:auto-grow-height="false" fo:min-height="11.5cm" fo:min-width="11.25cm" fo:wrap-option="wrap"/>
    </style:style>
    <style:style style:name="P1" style:family="paragraph">
      <style:text-properties fo:color="#00e3e3" loext:opacity="100%" fo:font-size="19.2999992370605pt"/>
    </style:style>
    <style:style style:name="P2" style:family="paragraph">
      <loext:graphic-properties draw:fill="none" draw:fill-color="#ffffff"/>
      <style:text-properties fo:color="#00e3e3" loext:opacity="100%" loext:color-lum-mod="100%" loext:color-lum-off="0%" fo:font-size="19.2999992370605pt" fo:font-weight="bold" style:font-weight-asian="bold" style:font-weight-complex="bold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ff00" loext:opacity="100%" fo:font-size="19.2999992370605pt"/>
    </style:style>
    <style:style style:name="P6" style:family="paragraph">
      <loext:graphic-properties draw:fill="none" draw:fill-color="#ffffff"/>
      <style:text-properties fo:color="#00ff00" loext:opacity="100%" loext:color-lum-mod="100%" loext:color-lum-off="0%" fo:font-size="19.2999992370605pt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style:text-properties fo:color="#00ff00" loext:opacity="100%" fo:font-size="19.2999992370605p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00ff00" loext:opacity="100%" loext:color-lum-mod="100%" loext:color-lum-off="0%" fo:font-size="19.2999992370605pt" fo:font-weight="bold" style:font-weight-asian="bold" style:font-weight-complex="bold"/>
    </style:style>
    <style:style style:name="P10" style:family="paragraph">
      <loext:graphic-properties draw:fill-color="#00e3e3" draw:opacity="0%"/>
      <style:paragraph-properties fo:text-align="center"/>
    </style:style>
    <style:style style:name="P11" style:family="paragraph">
      <style:paragraph-properties fo:text-align="center"/>
      <style:text-properties fo:font-size="19.2999992370605pt"/>
    </style:style>
    <style:style style:name="P12" style:family="paragraph">
      <loext:graphic-properties draw:fill-color="#ff0000"/>
      <style:paragraph-properties fo:text-align="center" style:writing-mode="lr-tb"/>
      <style:text-properties fo:font-size="19.2999992370605pt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-color="#fe007f"/>
      <style:paragraph-properties fo:text-align="center"/>
    </style:style>
    <style:style style:name="P15" style:family="paragraph">
      <loext:graphic-properties draw:fill-color="#00ff00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0000ff"/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e3e3" loext:opacity="100%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ff00" loext:opacity="100%"/>
    </style:style>
    <style:style style:name="T4" style:family="text">
      <style:text-properties fo:color="#00ff00" loext:opacity="100%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975cm" svg:height="3.217cm" svg:x="3.5cm" svg:y="0.75cm">
          <draw:text-box>
            <text:p text:style-name="P1"><text:span text:style-name="T1">CPU</text:span></text:p>
          </draw:text-box>
        </draw:frame>
        <draw:frame draw:style-name="gr1" draw:text-style-name="P2" draw:layer="layout" svg:width="9.975cm" svg:height="3.217cm" svg:x="31cm" svg:y="0.283cm">
          <draw:text-box>
            <text:p text:style-name="P1"><text:span text:style-name="T2">RAM</text:span></text:p>
          </draw:text-box>
        </draw:frame>
        <draw:custom-shape draw:style-name="gr2" draw:text-style-name="P3" draw:layer="layout" svg:width="11.831cm" svg:height="6.433cm" svg:x="0.243cm" svg:y="13.67cm">
          <text:p/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10.934cm" svg:height="8.168cm" draw:transform="skewX (0.259704992696756) rotate (0.780336708566665) translate (0.0975600922967442cm 18.4585260951002cm)" svg:viewBox="0 0 10935 8169" svg:d="M0 157c834 6 1662-103 2494-154 1289-79-114 1284 919 1774 867 412 2183-1084 2254 589 36 880 1099 777 1692 707 665-78 1823 23 1775 1082-26 607-157 1167-298 1811-186 856 946 580 1415 924l410 259 122 654 152 366">
          <text:p/>
        </draw:path>
        <draw:frame draw:style-name="gr4" draw:text-style-name="P6" draw:layer="layout" svg:width="7.4cm" svg:height="1.158cm" svg:x="1.6cm" svg:y="21cm">
          <draw:text-box>
            <text:p text:style-name="P5"><text:span text:style-name="T3">Optimal</text:span></text:p>
          </draw:text-box>
        </draw:frame>
        <draw:custom-shape draw:style-name="gr5" draw:text-style-name="P7" draw:layer="layout" svg:width="0.812cm" svg:height="0.693cm" svg:x="0.75cm" svg:y="21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22.054cm" svg:height="1.599cm" svg:x="9cm" svg:y="27.25cm">
          <draw:text-box>
            <text:p text:style-name="P8"><text:span text:style-name="T4">Your machine is exhibiting optimal performance</text:span></text:p>
          </draw:text-box>
        </draw:frame>
        <draw:custom-shape draw:style-name="gr7" draw:text-style-name="P10" draw:layer="layout" svg:width="8.925cm" svg:height="7.237cm" svg:x="1.25cm" svg:y="6.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8" draw:text-style-name="P4" draw:layer="layout" svg:x1="5.75cm" svg:y1="10.25cm" svg:x2="5.75cm" svg:y2="7.25cm">
          <text:p/>
        </draw:line>
        <draw:custom-shape draw:style-name="gr9" draw:text-style-name="P12" draw:layer="layout" svg:width="11.576cm" svg:height="11.75cm" svg:x="14.174cm" svg:y="1cm">
          <text:p text:style-name="P1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925cm" svg:height="7.237cm" svg:x="28.5cm" svg:y="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8" draw:text-style-name="P4" draw:layer="layout" svg:x1="33cm" svg:y1="9.75cm" svg:x2="33cm" svg:y2="6.75cm">
          <text:p/>
        </draw:line>
        <draw:path draw:style-name="gr11" draw:text-style-name="P13" draw:layer="layout" svg:width="5.08cm" svg:height="10.687cm" draw:transform="rotate (-1.78983514792019) translate (12.1422763532358cm 16.7269146507624cm)" svg:viewBox="0 0 5081 10688" svg:d="M3838 10416c2664 438-2334-1274 720-585 1714 386-1356-423-1147-383 2389 456-1562-415 905-467 489-10-3481 1186-495-1272 2470-2033-69-268 388 74 204 152-3504-1063-1182-1013 909 20-2604-1788 608-135 620 319-563 217-1763-2425-1219-2683 2435 167 1779 826-800 803-2633-1785-1734-2058 2737-831-1173-1772-355-1835 2948-227-1069-1981 1237-647 1419 821-777 1109-1024 1131-2162 200 1460 162-101 1458-681 566 3061 1713-100 1458-782-63-2793-1390-535-254 2967 1493-1950-1021 856 501 3448 1870-1025 110 749 1215 2711 1688 2123 106 422 1182-2048 1294 189 666 653 1023 2907 2241-2265-55 1037 1311 1023 424-2102-348-1644 260 1621 2155-2002-698 1255 145 699 181-2634-2780 45-1710 527 211-3149-2280-699-2183 528 21-1864-1275 62-918 206 38-776-2388-186-596 253 771-602-1131-761-1744-128-488-511-2925 563-338 621 1497-1017-725-1194-1063-927-1771 509 411 434 754-104 483 656 1511-467 1485-620-14-1600 119-1693 750-150 1028 1895 2102 2155 1327 304-908-1508-1092-2313-1558-69-40-258-334 1599 973 2993 2105 1083-340 602 1992-453 2194 902 957 1020 996 1519 497 8 1034-168 1631-121 407 2051 1893 764 95-575-805-776-1824-1238-2700-404-767-1006-1403-1532-2103-349-466-1783-940-276-1481l653-410 472-265 51-12">
          <text:p/>
        </draw:path>
        <draw:custom-shape draw:style-name="gr12" draw:text-style-name="P3" draw:layer="layout" svg:width="11.831cm" svg:height="6.433cm" svg:x="28.169cm" svg:y="14.067cm">
          <text:p/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10.934cm" svg:height="8.168cm" draw:transform="skewX (0.259704992696756) rotate (0.780336708566665) translate (28.0235600922967cm 18.8555260951002cm)" svg:viewBox="0 0 10935 8169" svg:d="M0 157c834 6 1662-103 2494-154 1289-79-114 1284 919 1774 867 412 2183-1084 2254 589 36 880 1099 777 1692 707 665-78 1823 23 1775 1082-26 607-157 1167-298 1811-186 856 946 580 1415 924l410 259 122 654 152 366">
          <text:p/>
        </draw:path>
        <draw:path draw:style-name="gr11" draw:text-style-name="P13" draw:layer="layout" svg:width="5.08cm" svg:height="10.687cm" draw:transform="skewX (6.86058418522173E-017) rotate (-1.78983514792019) translate (40.0682763532358cm 17.1239146507624cm)" svg:viewBox="0 0 5081 10688" svg:d="M3838 10416c2664 438-2334-1274 720-585 1714 386-1356-423-1147-383 2389 456-1562-415 905-467 489-10-3481 1186-495-1272 2470-2033-69-268 388 74 204 152-3504-1063-1182-1013 909 20-2604-1788 608-135 620 319-563 217-1763-2425-1219-2683 2435 167 1779 826-800 803-2633-1785-1734-2058 2737-831-1173-1772-355-1835 2948-227-1069-1981 1237-647 1419 821-777 1109-1024 1131-2162 200 1460 162-101 1458-681 566 3061 1713-100 1458-782-63-2793-1390-535-254 2967 1493-1950-1021 856 501 3448 1870-1025 110 749 1215 2711 1688 2123 106 422 1182-2048 1294 189 666 653 1023 2907 2241-2265-55 1037 1311 1023 424-2102-348-1644 260 1621 2155-2002-698 1255 145 699 181-2634-2780 45-1710 527 211-3149-2280-699-2183 528 21-1864-1275 62-918 206 38-776-2388-186-596 253 771-602-1131-761-1744-128-488-511-2925 563-338 621 1497-1017-725-1194-1063-927-1771 509 411 434 754-104 483 656 1511-467 1485-620-14-1600 119-1693 750-150 1028 1895 2102 2155 1327 304-908-1508-1092-2313-1558-69-40-258-334 1599 973 2993 2105 1083-340 602 1992-453 2194 902 957 1020 996 1519 497 8 1034-168 1631-121 407 2051 1893 764 95-575-805-776-1824-1238-2700-404-767-1006-1403-1532-2103-349-466-1783-940-276-1481l653-410 472-265 51-12">
          <text:p/>
        </draw:path>
        <draw:frame draw:style-name="gr4" draw:text-style-name="P6" draw:layer="layout" svg:width="7.4cm" svg:height="1.158cm" svg:x="29.1cm" svg:y="21.592cm">
          <draw:text-box>
            <text:p text:style-name="P5"><text:span text:style-name="T3">Optimal</text:span></text:p>
          </draw:text-box>
        </draw:frame>
        <draw:custom-shape draw:style-name="gr5" draw:text-style-name="P7" draw:layer="layout" svg:width="0.812cm" svg:height="0.693cm" svg:x="28.25cm" svg:y="21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11.75cm" svg:height="11.75cm" svg:x="14cm" svg:y="1cm">
          <text:p/>
          <draw:enhanced-geometry draw:glue-point-type="segments" draw:type="mso-spt100" draw:modifiers="-90 164.09805847935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5" draw:layer="layout" svg:width="11.75cm" svg:height="11.75cm" svg:x="14cm" svg:y="1cm">
          <text:p/>
          <draw:enhanced-geometry draw:glue-point-type="segments" draw:type="mso-spt100" draw:modifiers="-90 -123.5962289361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6" draw:layer="layout" svg:width="11.75cm" svg:height="11.75cm" svg:x="14cm" svg:y="1cm">
          <text:p/>
          <draw:enhanced-geometry draw:glue-point-type="segments" draw:type="mso-spt100" draw:modifiers="163.674164416025 98.37851942130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17" draw:layer="layout" svg:width="11.75cm" svg:height="11.75cm" svg:x="14cm" svg:y="1cm">
          <text:p/>
          <draw:enhanced-geometry draw:glue-point-type="segments" draw:type="mso-spt100" draw:modifiers="-20.1307769080638 -89.54532079120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12" draw:layer="layout" svg:width="11.576cm" svg:height="11.75cm" svg:x="13.92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11.75cm" svg:height="11.75cm" svg:x="13.75cm" svg:y="15cm">
          <text:p/>
          <draw:enhanced-geometry draw:glue-point-type="segments" draw:type="mso-spt100" draw:modifiers="-90 164.09805847935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5" draw:layer="layout" svg:width="11.75cm" svg:height="11.75cm" svg:x="13.75cm" svg:y="15cm">
          <text:p/>
          <draw:enhanced-geometry draw:glue-point-type="segments" draw:type="mso-spt100" draw:modifiers="-90 -123.5962289361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6" draw:layer="layout" svg:width="11.75cm" svg:height="11.75cm" svg:x="13.75cm" svg:y="15cm">
          <text:p/>
          <draw:enhanced-geometry draw:glue-point-type="segments" draw:type="mso-spt100" draw:modifiers="163.674164416025 98.37851942130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17" draw:layer="layout" svg:width="11.75cm" svg:height="11.75cm" svg:x="13.75cm" svg:y="15cm">
          <text:p/>
          <draw:enhanced-geometry draw:glue-point-type="segments" draw:type="mso-spt100" draw:modifiers="-20.1307769080638 -89.54532079120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WenQuanYi Zen Hei" fo:font-size="24pt" fo:language="en" fo:country="AU" style:font-name-asian="Cantarell" style:font-size-asian="24pt" style:language-asian="zh" style:country-asian="CN" style:font-name-complex="WenQuanYi Zen Hei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WenQuanYi Zen Hei" fo:font-family="'WenQuanYi Zen Hei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30:39.801785816</meta:creation-date>
    <dc:date>2023-05-31T15:13:37.351907634</dc:date>
    <meta:editing-duration>PT1H38M33S</meta:editing-duration>
    <meta:editing-cycles>3</meta:editing-cycles>
    <meta:generator>LibreOffice/7.5.3.2$Linux_X86_64 LibreOffice_project/50$Build-2</meta:generator>
    <meta:document-statistic meta:object-count="27"/>
  </office:meta>
</office:document-meta>
</file>